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office:font-face-decls>
  <office:automatic-styles>
    <style:style style:name="P1" style:family="paragraph" style:parent-style-name="Standard">
      <style:text-properties style:text-underline-style="solid" style:text-underline-width="auto" style:text-underline-color="font-color" officeooo:rsid="0015ea4b" officeooo:paragraph-rsid="0015ea4b"/>
    </style:style>
    <style:style style:name="P2" style:family="paragraph" style:parent-style-name="Standard">
      <style:text-properties style:text-underline-style="solid" style:text-underline-width="auto" style:text-underline-color="font-color" officeooo:rsid="001a6613" officeooo:paragraph-rsid="001a6613"/>
    </style:style>
    <style:style style:name="P3" style:family="paragraph" style:parent-style-name="Standard">
      <style:text-properties style:text-underline-style="solid" style:text-underline-width="auto" style:text-underline-color="font-color" officeooo:rsid="001cbc74" officeooo:paragraph-rsid="001cbc74"/>
    </style:style>
    <style:style style:name="P4" style:family="paragraph" style:parent-style-name="Standard">
      <style:paragraph-properties fo:break-before="page"/>
      <style:text-properties style:text-underline-style="solid" style:text-underline-width="auto" style:text-underline-color="font-color" officeooo:rsid="00280fcf" officeooo:paragraph-rsid="00280fcf"/>
    </style:style>
    <style:style style:name="P5" style:family="paragraph" style:parent-style-name="Standard">
      <style:text-properties style:text-underline-style="solid" style:text-underline-width="auto" style:text-underline-color="font-color" officeooo:rsid="00280fcf" officeooo:paragraph-rsid="00280fcf"/>
    </style:style>
    <style:style style:name="P6" style:family="paragraph" style:parent-style-name="Standard">
      <style:text-properties style:text-underline-style="none" officeooo:rsid="0015ea4b" officeooo:paragraph-rsid="0015ea4b"/>
    </style:style>
    <style:style style:name="P7" style:family="paragraph" style:parent-style-name="Standard" style:list-style-name="L1">
      <style:text-properties style:text-underline-style="none" officeooo:rsid="0015ea4b" officeooo:paragraph-rsid="0015ea4b"/>
    </style:style>
    <style:style style:name="P8" style:family="paragraph" style:parent-style-name="Standard">
      <style:text-properties style:text-underline-style="none" officeooo:rsid="00170ebc" officeooo:paragraph-rsid="00170ebc"/>
    </style:style>
    <style:style style:name="P9" style:family="paragraph" style:parent-style-name="Standard" style:list-style-name="L1">
      <style:text-properties style:text-underline-style="none" officeooo:rsid="0017282c" officeooo:paragraph-rsid="0017282c"/>
    </style:style>
    <style:style style:name="P10" style:family="paragraph" style:parent-style-name="Standard" style:list-style-name="L1">
      <style:text-properties style:text-underline-style="none" officeooo:rsid="00176e61" officeooo:paragraph-rsid="00176e61"/>
    </style:style>
    <style:style style:name="P11" style:family="paragraph" style:parent-style-name="Standard" style:list-style-name="L1">
      <style:text-properties style:text-underline-style="none" officeooo:rsid="00189efc" officeooo:paragraph-rsid="00189efc"/>
    </style:style>
    <style:style style:name="P12" style:family="paragraph" style:parent-style-name="Standard" style:list-style-name="L1">
      <style:text-properties style:text-underline-style="none" officeooo:rsid="0018b204" officeooo:paragraph-rsid="0018b204"/>
    </style:style>
    <style:style style:name="P13" style:family="paragraph" style:parent-style-name="Standard">
      <style:text-properties style:text-underline-style="none" officeooo:rsid="0018b204" officeooo:paragraph-rsid="0018b204"/>
    </style:style>
    <style:style style:name="P14" style:family="paragraph" style:parent-style-name="Standard">
      <style:text-properties style:text-underline-style="none" officeooo:rsid="00197851" officeooo:paragraph-rsid="00197851"/>
    </style:style>
    <style:style style:name="P15" style:family="paragraph" style:parent-style-name="Standard">
      <style:paragraph-properties fo:break-before="page"/>
      <style:text-properties style:text-underline-style="none" officeooo:rsid="00197851" officeooo:paragraph-rsid="00197851"/>
    </style:style>
    <style:style style:name="P16" style:family="paragraph" style:parent-style-name="Standard">
      <style:text-properties style:text-underline-style="none" officeooo:rsid="001a6613" officeooo:paragraph-rsid="001a6613"/>
    </style:style>
    <style:style style:name="P17" style:family="paragraph" style:parent-style-name="Standard">
      <style:text-properties style:text-underline-style="none" officeooo:rsid="001b93f5" officeooo:paragraph-rsid="001b93f5"/>
    </style:style>
    <style:style style:name="P18" style:family="paragraph" style:parent-style-name="Standard" style:list-style-name="L2">
      <style:text-properties style:text-underline-style="none" officeooo:rsid="001e75db" officeooo:paragraph-rsid="001e75db"/>
    </style:style>
    <style:style style:name="P19" style:family="paragraph" style:parent-style-name="Standard" style:list-style-name="L2">
      <style:text-properties style:text-underline-style="none" officeooo:rsid="001f80af" officeooo:paragraph-rsid="001f80af"/>
    </style:style>
    <style:style style:name="P20" style:family="paragraph" style:parent-style-name="Standard">
      <style:text-properties style:text-underline-style="none" officeooo:rsid="001f80af" officeooo:paragraph-rsid="001f80af"/>
    </style:style>
    <style:style style:name="P21" style:family="paragraph" style:parent-style-name="Standard">
      <style:text-properties style:text-underline-style="none" officeooo:rsid="00219d87" officeooo:paragraph-rsid="00219d87"/>
    </style:style>
    <style:style style:name="P22" style:family="paragraph" style:parent-style-name="Standard">
      <style:text-properties style:text-underline-style="none" officeooo:rsid="0024fc4a" officeooo:paragraph-rsid="0024fc4a"/>
    </style:style>
    <style:style style:name="P23" style:family="paragraph" style:parent-style-name="Standard" style:list-style-name="L2">
      <style:text-properties style:text-underline-style="none" officeooo:rsid="0024fc4a" officeooo:paragraph-rsid="0024fc4a"/>
    </style:style>
    <style:style style:name="P24" style:family="paragraph" style:parent-style-name="Standard">
      <style:text-properties style:text-underline-style="none" officeooo:rsid="00280fcf" officeooo:paragraph-rsid="0024fc4a"/>
    </style:style>
    <style:style style:name="T1" style:family="text">
      <style:text-properties officeooo:rsid="00170ebc"/>
    </style:style>
    <style:style style:name="T2" style:family="text">
      <style:text-properties officeooo:rsid="00176e61"/>
    </style:style>
    <style:style style:name="T3" style:family="text">
      <style:text-properties officeooo:rsid="00189efc"/>
    </style:style>
    <style:style style:name="T4" style:family="text">
      <style:text-properties officeooo:rsid="00254942"/>
    </style:style>
    <style:style style:name="T5" style:family="text">
      <style:text-properties officeooo:rsid="0026f5e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QL Foundational Theory <text:span text:style-name="T3">working with relational databases</text:span></text:p>
      <text:p text:style-name="P1"/>
      <text:p text:style-name="P8">SQL is a structured query language, used for interacting with databases. The programming language is designed for the purpose of creating/managing databases. And makes creating and interacting with databases a lot of easier. </text:p>
      <text:p text:style-name="P1"/>
      <text:p text:style-name="P6">S<text:span text:style-name="T1">tructured query language</text:span> can be divided into groups based on certain properties:</text:p>
      <text:list text:style-name="L1">
        <text:list-item>
          <text:p text:style-name="P7">DDL – Data Definition Language contains commands to define and modify the structure of a database. Create,Alter and Drop commands which can be used to create/modify table/database resources</text:p>
        </text:list-item>
        <text:list-item>
          <text:p text:style-name="P7">DCL – Data Manipulation Language contains commands used for manipulating data and queried data interacting with a database. Select,Insert,Update,Delete for retrieving, inserting,deleting.</text:p>
        </text:list-item>
        <text:list-item>
          <text:p text:style-name="P7">DCL – Data control language contains commands for control access and the permissions on the database. Commands such as Grant and revoke are used for editing the permissions and control access to the database.</text:p>
        </text:list-item>
        <text:list-item>
          <text:p text:style-name="P9">Joins – We can use SQL to interact with multiple tables by joining them through commonality in order to produce c<text:span text:style-name="T2">ombined</text:span> data. Thus can produce data from a combination of sources based on commonalities and conditions. We can do this with Inner,Join,Left Join,Right Join and Full Join. <text:span text:style-name="T2">Visualize it like a Ven-diagram when joining tables.</text:span></text:p>
        </text:list-item>
        <text:list-item>
          <text:p text:style-name="P10">Constraints – can apply logical conditions and rules to enforce integrity of data. Such as primary keys,foreign keys,unique keys and check constraints which help ensure data is consistent.</text:p>
        </text:list-item>
        <text:list-item>
          <text:p text:style-name="P11">Indexes – We can create an index on columns thus improves the performance of SQL commands. This is achieved by creating a sorted data structure which has been made for efficient searching/filtering. Thus helps speed up operations.</text:p>
        </text:list-item>
        <text:list-item>
          <text:p text:style-name="P12">Transactions – allow us to execute multiple commands as a single unit of time. Resulting in ensured data consistency and integrity which seems quite important by allowing changed to be committed or not as one unit, so it won’t result in partial execution which could end up more damaging than not doing any execution of commands against a database.</text:p>
        </text:list-item>
      </text:list>
      <text:p text:style-name="P13"/>
      <text:p text:style-name="P14">Reference: <text:a xlink:type="simple" xlink:href="https://chat.openai.com/?model=text-davinci-002-render-sha" text:style-name="Internet_20_link" text:visited-style-name="Visited_20_Internet_20_Link">https://chat.openai.com/?model=text-davinci-002-render-sha</text:a></text:p>
      <text:p text:style-name="P14"><text:tab/>“Explain the basic foundations of sql”</text:p>
      <text:p text:style-name="P14"/>
      <text:p text:style-name="P14"/>
      <text:p text:style-name="P15"/>
      <text:p text:style-name="P2">What is data integrity?</text:p>
      <text:p text:style-name="P2"/>
      <text:p text:style-name="P16">data integrity is the Accuracy,validity and consistency of data stored in a database. We want to make sure the data,in the context of rules and constraints , is correct and predictable. </text:p>
      <text:p text:style-name="P16"/>
      <text:p text:style-name="P2">What is data consistency?</text:p>
      <text:p text:style-name="P2"/>
      <text:p text:style-name="P16"/>
      <text:p text:style-name="P17">Data consistency is about maintaining data and making sure it’s up to standard and valid across all database instances which make use of the data. Thus consistent.</text:p>
      <text:p text:style-name="P17"/>
      <text:p text:style-name="P3">Why is data integrity and consistency so important?</text:p>
      <text:p text:style-name="P6"/>
      <text:list xml:id="list776360750" text:style-name="L2">
        <text:list-item>
          <text:p text:style-name="P18">Reliability, we know the data is valid and correct, because we’re enforcing data integrity and consistency, thus increases the reliability of the data not being incorrect, incomplete, damaged etc.</text:p>
        </text:list-item>
        <text:list-item>
          <text:p text:style-name="P18">Data validity, because we are enforcing data integrity, we’re making sure the data is accurately placed in the correct context through constraints etc. Thus ensuring the data in the database is valid.</text:p>
        </text:list-item>
        <text:list-item>
          <text:p text:style-name="P19">This is helpful for Data relationships, for example a primary key and foreign key between tables, data integrity ensures relationships are maintained, preventing orphaned records or references to non-existent data etc. Helps maintain integrity of data associations and enforcing data dependencies. Essentially forcing the rules on the entities to be enforced.</text:p>
        </text:list-item>
        <text:list-item>
          <text:p text:style-name="P23">Accurate analysis and decision making because we know the data is accurately stored and enforced correctly </text:p>
        </text:list-item>
        <text:list-item>
          <text:p text:style-name="P23">and improved application functionality <text:span text:style-name="T4">such as preventing failures from occurring because of inconsistent or missing data.</text:span></text:p>
        </text:list-item>
      </text:list>
      <text:p text:style-name="P20"><text:s/></text:p>
      <text:p text:style-name="P21">Any many more. But the point is that data integrity and consistency is important for correct data in databases.</text:p>
      <text:p text:style-name="P21"/>
      <text:p text:style-name="P22">Reference: <text:a xlink:type="simple" xlink:href="https://chat.openai.com/?model=text-davinci-002-render-sha" text:style-name="Internet_20_link" text:visited-style-name="Visited_20_Internet_20_Link">https://chat.openai.com/?model=text-davinci-002-render-sha</text:a></text:p>
      <text:p text:style-name="P22"><text:tab/>“<text:span text:style-name="T5">What is meant by data integrity and consistency and why is it important in sql?”</text:span></text:p>
      <text:p text:style-name="P22"/>
      <text:p text:style-name="P2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19T12:54:30.223637269</meta:creation-date>
    <dc:date>2023-05-19T13:29:32.970631111</dc:date>
    <meta:editing-duration>PT34M54S</meta:editing-duration>
    <meta:editing-cycles>21</meta:editing-cycles>
    <meta:generator>LibreOffice/7.4.5.1$Linux_X86_64 LibreOffice_project/40$Build-1</meta:generator>
    <meta:document-statistic meta:table-count="0" meta:image-count="0" meta:object-count="0" meta:page-count="1" meta:paragraph-count="26" meta:word-count="582" meta:character-count="3865" meta:non-whitespace-character-count="3307"/>
  </office:meta>
</office:document-meta>
</file>